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0in" fo:margin-top="0in" fo:margin-bottom="0in" table:align="left" style:writing-mode="lr-tb"/>
    </style:style>
    <style:style style:name="Table1.A" style:family="table-column">
      <style:table-column-properties style:column-width="1.598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4" style:family="table">
      <style:table-properties style:width="7.5in" fo:margin-left="-0.3in" fo:margin-top="0in" fo:margin-bottom="0in" table:align="left" style:writing-mode="lr-tb"/>
    </style:style>
    <style:style style:name="Table4.A" style:family="table-column">
      <style:table-column-properties style:column-width="1.9653in"/>
    </style:style>
    <style:style style:name="Table4.B" style:family="table-column">
      <style:table-column-properties style:column-width="5.5347in"/>
    </style:style>
    <style:style style:name="Table4.1" style:family="table-row">
      <style:table-row-properties style:min-row-height="0.2903in" fo:keep-together="auto"/>
    </style:style>
    <style:style style:name="Table4.A1" style:family="table-cell">
      <style:table-cell-properties fo:background-color="#000000" fo:padding-left="0.0799in" fo:padding-right="0.075in" fo:padding-top="0in" fo:padding-bottom="0in" fo:border="0.75pt solid #000001">
        <style:background-image/>
      </style:table-cell-properties>
    </style:style>
    <style:style style:name="Table4.2" style:family="table-row">
      <style:table-row-properties style:min-row-height="0.6778in" fo:keep-together="auto"/>
    </style:style>
    <style:style style:name="Table4.A2" style:family="table-cell">
      <style:table-cell-properties fo:padding-left="0.0799in" fo:padding-right="0.075in" fo:padding-top="0in" fo:padding-bottom="0in" fo:border="0.75pt solid #000001"/>
    </style:style>
    <style:style style:name="Table4.B2" style:family="table-cell">
      <style:table-cell-properties fo:padding-left="0.0799in" fo:padding-right="0.075in" fo:padding-top="0in" fo:padding-bottom="0in" fo:border="0.75pt solid #000001"/>
    </style:style>
    <style:style style:name="Table4.A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3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4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A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Table4.B5" style:family="table-cell">
      <style:table-cell-properties fo:padding-left="0.0799in" fo:padding-right="0.075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f9dfa" officeooo:paragraph-rsid="000f9dfa" style:font-size-asian="18pt" style:font-weight-asian="bold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</style:style>
    <style:style style:name="P9" style:family="paragraph" style:parent-style-name="Tabletext">
      <style:paragraph-properties fo:margin-top="0in" fo:margin-bottom="0.0835in" loext:contextual-spacing="false"/>
    </style:style>
    <style:style style:name="P10" style:family="paragraph" style:parent-style-name="Tabletext">
      <style:paragraph-properties fo:margin-top="0in" fo:margin-bottom="0.0835in" loext:contextual-spacing="false" fo:keep-together="always"/>
    </style:style>
    <style:style style:name="P11" style:family="paragraph" style:parent-style-name="Tabletext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P12" style:family="paragraph" style:parent-style-name="InfoBlue">
      <style:paragraph-properties fo:margin-top="0in" fo:margin-bottom="0.0835in" loext:contextual-spacing="false"/>
      <style:text-properties officeooo:rsid="000fd47a" officeooo:paragraph-rsid="000fd47a"/>
    </style:style>
    <style:style style:name="P13" style:family="paragraph" style:parent-style-name="InfoBlue">
      <style:paragraph-properties fo:margin-top="0in" fo:margin-bottom="0.0835in" loext:contextual-spacing="false"/>
      <style:text-properties officeooo:rsid="000fe495" officeooo:paragraph-rsid="000fe495"/>
    </style:style>
    <style:style style:name="P14" style:family="paragraph" style:parent-style-name="InfoBlue">
      <style:paragraph-properties fo:margin-top="0in" fo:margin-bottom="0.0835in" loext:contextual-spacing="false"/>
      <style:text-properties fo:color="#000000" fo:font-style="normal" style:font-style-asian="normal"/>
    </style:style>
    <style:style style:name="P15" style:family="paragraph" style:parent-style-name="InfoBlue">
      <style:paragraph-properties fo:margin-top="0in" fo:margin-bottom="0.0835in" loext:contextual-spacing="false" style:line-height-at-least="0.1665in" fo:text-align="start" style:justify-single-word="false" fo:orphans="0" fo:widows="0" style:writing-mode="lr-tb">
        <style:tab-stops>
          <style:tab-stop style:position="0.3752in"/>
          <style:tab-stop style:position="0.8752in"/>
        </style:tab-stops>
      </style:paragraph-properties>
      <style:text-properties fo:font-style="normal" style:font-style-asian="normal" style:font-style-complex="normal"/>
    </style:style>
    <style:style style:name="P16" style:family="paragraph" style:parent-style-name="Title">
      <style:paragraph-properties fo:text-align="end" style:justify-single-word="false"/>
      <style:text-properties style:font-name="Times New Roman"/>
    </style:style>
    <style:style style:name="P17" style:family="paragraph" style:parent-style-name="Title">
      <style:text-properties style:font-name="Times New Roman" fo:font-size="14pt" style:font-size-asian="14pt"/>
    </style:style>
    <style:style style:name="P18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1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P21" style:family="paragraph" style:parent-style-name="Title">
      <style:paragraph-properties fo:break-before="page"/>
      <style:text-properties style:font-name="Times New Roman"/>
    </style:style>
    <style:style style:name="P22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fo:color="#ffffff" fo:font-weight="bold" style:font-weight-asian="bold"/>
    </style:style>
    <style:style style:name="P23" style:family="paragraph" style:parent-style-name="Heading_20_1">
      <style:text-properties style:font-name="Times New Roman1" officeooo:rsid="000f9dfa" officeooo:paragraph-rsid="000f9dfa"/>
    </style:style>
    <style:style style:name="P24" style:family="paragraph" style:parent-style-name="Heading_20_1" style:list-style-name="WWNum2">
      <style:paragraph-properties fo:margin-left="0.5in" fo:margin-right="0in" fo:text-indent="-0.5in" style:auto-text-indent="false"/>
      <style:text-properties style:font-name="Times New Roman"/>
    </style:style>
    <style:style style:name="P25" style:family="paragraph" style:parent-style-name="Title" style:master-page-name="Standard">
      <style:paragraph-properties fo:text-align="end" style:justify-single-word="false" style:page-number="auto"/>
      <style:text-properties style:font-name="Times New Roman"/>
    </style:style>
    <style:style style:name="P26" style:family="paragraph" style:parent-style-name="Title" style:master-page-name="Converted1">
      <style:paragraph-properties style:page-number="auto"/>
      <style:text-properties style:font-name="Times New Roman"/>
    </style:style>
    <style:style style:name="T1" style:family="text">
      <style:text-properties style:font-name="Symbol" style:font-name-asian="Symbol1" style:font-name-complex="Symbol1"/>
    </style:style>
    <style:style style:name="T2" style:family="text">
      <style:text-properties style:font-name="Times New Roman1" officeooo:rsid="00112feb" style:font-name-asian="Symbol1" style:font-name-complex="Symbol1"/>
    </style:style>
    <style:style style:name="T3" style:family="text">
      <style:text-properties officeooo:rsid="00112feb"/>
    </style:style>
    <style:style style:name="T4" style:family="text">
      <style:text-properties fo:color="#ffffff" officeooo:rsid="00112feb"/>
    </style:style>
    <style:style style:name="T5" style:family="tex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Watch2Gether</text:p>
      <text:p text:style-name="P16">Glossary</text:p>
      <text:p text:style-name="P16"/>
      <text:p text:style-name="P18">Version 1.0</text:p>
      <text:p text:style-name="P17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Version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Author</text:p>
          </table:table-cell>
        </table:table-row>
        <table:table-row table:style-name="Table1.1">
          <table:table-cell table:style-name="Table1.A1" office:value-type="string">
            <text:p text:style-name="P9">17/03/2018</text:p>
          </table:table-cell>
          <table:table-cell table:style-name="Table1.A1" office:value-type="string">
            <text:p text:style-name="P9">1.0</text:p>
          </table:table-cell>
          <table:table-cell table:style-name="Table1.A1" office:value-type="string">
            <text:p text:style-name="P9">Initial documentation</text:p>
          </table:table-cell>
          <table:table-cell table:style-name="Table1.A1" office:value-type="string">
            <text:p text:style-name="P9">Rogoz Bogdan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Standard"/>
      <text:p text:style-name="P21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280_770335275" text:style-name="Index_20_Link" text:visited-style-name="Index_20_Link">1. Introduction<text:tab/>3</text:a></text:p>
          <text:p text:style-name="P19"><text:a xlink:type="simple" xlink:href="#__RefHeading___Toc170_45372683" text:style-name="Index_20_Link" text:visited-style-name="Index_20_Link">2. Glossary<text:tab/>3</text:a></text:p>
        </text:index-body>
      </text:table-of-content>
      <text:h text:style-name="P23" text:outline-level="1"><text:bookmark-start text:name="__RefHeading___Toc280_770335275"/>Introduction<text:bookmark-end text:name="__RefHeading___Toc280_770335275"/></text:h>
      <text:p text:style-name="P15">The role of this document is to define the terms and acronyms used frequently in the documentation.</text:p>
      <text:p text:style-name="P15"/>
      <text:list xml:id="list3838673818" text:style-name="WWNum2">
        <text:list-item>
          <text:h text:style-name="P24" text:outline-level="1"><text:bookmark text:name="_Toc4528135771"/><text:bookmark-start text:name="_Toc254949442"/><text:bookmark-start text:name="__RefHeading___Toc170_45372683"/><text:bookmark text:name="_Toc4362033771"/>Glossary<text:bookmark-end text:name="_Toc254949442"/><text:bookmark-end text:name="__RefHeading___Toc170_45372683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Term</text:p>
          </table:table-cell>
          <table:table-cell table:style-name="Table4.A1" office:value-type="string">
            <text:p text:style-name="P22">Definition and Information</text:p>
          </table:table-cell>
        </table:table-row>
        <table:table-row table:style-name="Table4.2">
          <table:table-cell table:style-name="Table4.A2" office:value-type="string">
            <text:p text:style-name="P12">W2G</text:p>
          </table:table-cell>
          <table:table-cell table:style-name="Table4.B2" office:value-type="string">
            <text:p text:style-name="P12">Watch2Gether, the discussed project.</text:p>
          </table:table-cell>
        </table:table-row>
        <table:table-row table:style-name="Table4.2">
          <table:table-cell table:style-name="Table4.A3" office:value-type="string">
            <text:p text:style-name="P14">Room</text:p>
          </table:table-cell>
          <table:table-cell table:style-name="Table4.B3" office:value-type="string">
            <text:p text:style-name="P14">A virtual private space, representing the core of the application. This is where the users interact with the implemented system.</text:p>
          </table:table-cell>
        </table:table-row>
        <table:table-row table:style-name="Table4.2">
          <table:table-cell table:style-name="Table4.A4" office:value-type="string">
            <text:p text:style-name="P13">User</text:p>
          </table:table-cell>
          <table:table-cell table:style-name="Table4.B4" office:value-type="string">
            <text:p text:style-name="P13">A human being that accesses the application through a web browser. Represents the entity that makes use of the core functionalities: room creation, management, and media playback.</text:p>
          </table:table-cell>
        </table:table-row>
        <table:table-row table:style-name="Table4.2">
          <table:table-cell table:style-name="Table4.A5" office:value-type="string">
            <text:p text:style-name="P13">Administrator</text:p>
          </table:table-cell>
          <table:table-cell table:style-name="Table4.B5" office:value-type="string">
            <text:p text:style-name="P13">A human being that has access to the control functionalities: upload / delete media files, remove users, change users’ privilleges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oto Sans" svg:font-family="'Noto Sans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2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auto-update="true" style:default-outline-level="">
      <style:paragraph-properties fo:margin-top="0in" fo:margin-bottom="0.0835in" loext:contextual-spacing="false">
        <style:tab-stops>
          <style:tab-stop style:position="0.3752in"/>
          <style:tab-stop style:position="0.8752in"/>
        </style:tab-stops>
      </style:paragraph-properties>
      <style:text-properties fo:color="#000000" fo:font-style="normal" style:font-style-asian="normal" style:font-style-complex="normal"/>
    </style:style>
    <style:style style:name="infoblue" style:family="paragraph" style:parent-style-name="Standard" style:default-outline-level="">
      <style:paragraph-properties fo:margin-top="0.1945in" fo:margin-bottom="0.1945in" loext:contextual-spacing="false" fo:line-height="100%" fo:orphans="2" fo:widows="2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0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font-weight="bold" officeooo:rsid="000f9dfa" officeooo:paragraph-rsid="000f9dfa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6" style:family="paragraph" style:parent-style-name="Standard">
      <style:paragraph-properties fo:margin-left="0in" fo:margin-right="0.25in" fo:text-indent="0in" style:auto-text-indent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 style:font-name-asian="Symbol1" style:font-name-complex="Symbol1"/>
    </style:style>
    <style:style style:name="MT2" style:family="text">
      <style:text-properties style:font-name="Times New Roman1" officeooo:rsid="00112feb" style:font-name-asian="Symbol1" style:font-name-complex="Symbo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Bogdan Rogoz</text:p>
        <text:p text:style-name="MP4"/>
        <text:p text:style-name="Header"/>
      </style:header>
    </style:master-page>
    <style:master-page style:name="Converted1" style:page-layout-name="Mpm2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Watch2Gether</text:p>
            </table:table-cell>
            <table:table-cell table:style-name="Table2.A1" office:value-type="string">
              <text:p text:style-name="MP5"><text:s text:c="2"/>Version: <text:s text:c="10"/>1.0</text:p>
            </table:table-cell>
          </table:table-row>
          <table:table-row table:style-name="Table2.1">
            <table:table-cell table:style-name="Table2.A1" office:value-type="string">
              <text:p text:style-name="Standard">Glossary</text:p>
            </table:table-cell>
            <table:table-cell table:style-name="Table2.A1" office:value-type="string">
              <text:p text:style-name="Standard"><text:s text:c="2"/>Date: <text:s/>17/03/2018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Initial documentation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6"/>
            </table:table-cell>
            <table:table-cell table:style-name="Table3.A1" office:value-type="string">
              <text:p text:style-name="MP7"><text:span text:style-name="MT1"></text:span><text:span text:style-name="MT2">Bogdan Rogoz</text:span>, <text:date style:data-style-name="N10121" text:date-value="2018-03-20T13:41:08.463038373">2018</text:date></text:p>
            </table:table-cell>
            <table:table-cell table:style-name="Table3.A1" office:value-type="string">
              <text:p text:style-name="MP8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6T10:01:00</meta:creation-date>
    <meta:initial-creator>Cristina</meta:initial-creator>
    <dc:language>en-US</dc:language>
    <meta:print-date>2001-03-15T12:26:00</meta:print-date>
    <dc:date>2018-03-20T13:41:08.373303447</dc:date>
    <meta:editing-cycles>13</meta:editing-cycles>
    <dc:subject>&lt;Project Name&gt;</dc:subject>
    <dc:title>Vision</dc:title>
    <meta:editing-duration>PT24M25S</meta:editing-duration>
    <meta:generator>LibreOffice/6.0.0.3$Linux_X86_64 LibreOffice_project/00m0$Build-3</meta:generator>
    <meta:document-statistic meta:table-count="4" meta:image-count="0" meta:object-count="0" meta:page-count="3" meta:paragraph-count="36" meta:word-count="141" meta:character-count="940" meta:non-whitespace-character-count="823"/>
    <meta:user-defined meta:name="AppVersion">12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Vision" xlink:href=""/>
  </office:meta>
</office:document-meta>
</file>